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cm" fo:min-width="0cm" draw:shadow-offset-x="0.203cm" draw:shadow-offset-y="0.203cm" draw:shadow-opacity="50%"/>
    </style:style>
    <style:style style:name="gr2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cc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.6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.616cm"/>
    </style:style>
    <style:style style:name="gr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cm" fo:min-width="0cm" draw:shadow-offset-x="0.203cm" draw:shadow-offset-y="0.203cm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.6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2.1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.61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style:font-name="Arial3" style:font-name-asian="Arial3" style:font-name-complex="Arial3"/>
    </style:style>
    <style:style style:name="T2" style:family="text">
      <style:text-properties style:font-name="Arial" fo:font-size="8pt" style:font-name-asian="Arial3" style:font-size-asian="8pt" style:font-name-complex="Arial3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0.7cm" svg:x="1.00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measurelines" svg:width="0.577cm" svg:height="0.595cm" svg:x="9.703cm" svg:y="4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866cm" svg:height="1.191cm" svg:x="2.684cm" svg:y="8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0.577cm" svg:height="0.595cm" svg:x="11.387cm" svg:y="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471cm" svg:y1="2.376cm" svg:x2="10.196cm" svg:y2="4.141cm" draw:start-shape="id1" draw:start-glue-point="7" draw:end-shape="id2" draw:end-glue-point="11" svg:d="M11471 2376l-1275 1765" svg:viewBox="0 0 1276 1766">
          <text:p/>
        </draw:connector>
        <draw:connector draw:style-name="gr6" draw:text-style-name="P1" draw:layer="layout" draw:type="line" svg:x1="9.787cm" svg:y1="4.562cm" svg:x2="8.193cm" svg:y2="6.551cm" draw:start-shape="id2" draw:start-glue-point="7" svg:d="M9787 4562l-1594 1989" svg:viewBox="0 0 1595 1990">
          <text:p/>
        </draw:connector>
        <draw:connector draw:style-name="gr5" draw:text-style-name="P1" draw:layer="layout" draw:type="line" svg:x1="9.787cm" svg:y1="4.562cm" svg:x2="7.076cm" svg:y2="5.065cm" draw:start-shape="id2" draw:start-glue-point="7" draw:end-shape="id3" draw:end-glue-point="10" svg:d="M9787 4562l-2711 503" svg:viewBox="0 0 2712 504">
          <text:p/>
        </draw:connector>
        <draw:frame draw:style-name="gr7" draw:layer="layout" svg:width="1.117cm" svg:height="1.095cm" svg:x="8.018cm" svg:y="4.777cm">
          <draw:text-box>
            <text:p><text:span text:style-name="T1">ө</text:span><text:span text:style-name="T2">1</text:span></text:p>
          </draw:text-box>
        </draw:frame>
        <draw:custom-shape draw:style-name="gr2" draw:text-style-name="P1" xml:id="id3" draw:id="id3" draw:layer="layout" svg:width="0.577cm" svg:height="0.596cm" draw:transform="rotate (0.148003920569119) translate (6.461cm 4.8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504cm" svg:y1="5.151cm" svg:x2="3.969cm" svg:y2="5.595cm" draw:start-shape="id3" draw:start-glue-point="6" svg:d="M6504 5151l-2535 444" svg:viewBox="0 0 2536 445">
          <text:p/>
        </draw:connector>
        <draw:connector draw:style-name="gr5" draw:text-style-name="P1" draw:layer="layout" draw:type="line" svg:x1="6.618cm" svg:y1="5.347cm" svg:x2="6.483cm" svg:y2="7.235cm" draw:start-shape="id3" draw:start-glue-point="7" draw:end-shape="id4" draw:end-glue-point="4" svg:d="M6618 5347l-135 1888" svg:viewBox="0 0 136 1889">
          <text:p/>
        </draw:connector>
        <draw:frame draw:style-name="gr8" draw:layer="layout" svg:width="1.116cm" svg:height="1.096cm" svg:x="5.218cm" svg:y="5.21cm">
          <draw:text-box>
            <text:p><text:span text:style-name="T1">ө</text:span><text:span text:style-name="T2">2</text:span></text:p>
          </draw:text-box>
        </draw:frame>
        <draw:custom-shape draw:style-name="gr9" draw:text-style-name="P1" draw:layer="layout" svg:width="4.773cm" svg:height="2.437cm" svg:x="8.299cm" svg:y="7.6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42cm" svg:height="1.012cm" svg:x="9.703cm" svg:y="8.808cm">
          <text:p><text:span text:style-name="T1">ө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577cm" svg:height="0.595cm" svg:x="6.194cm" svg:y="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483cm" svg:y1="7.83cm" svg:x2="6.328cm" svg:y2="10.392cm" draw:start-shape="id4" draw:start-glue-point="8" svg:d="M6483 7830l-155 2562" svg:viewBox="0 0 156 2563">
          <text:p/>
        </draw:connector>
        <draw:frame draw:style-name="gr11" draw:layer="layout" svg:width="1.117cm" svg:height="1.096cm" svg:x="5.351cm" svg:y="8.308cm">
          <draw:text-box>
            <text:p><text:span text:style-name="T1">ө</text:span><text:span text:style-name="T2">3</text:span></text:p>
          </draw:text-box>
        </draw:frame>
        <draw:connector draw:style-name="gr5" draw:text-style-name="P1" draw:layer="layout" draw:type="line" svg:x1="6.483cm" svg:y1="7.83cm" svg:x2="4.287cm" svg:y2="9.618cm" draw:start-shape="id4" draw:start-glue-point="8" svg:d="M6483 7830l-2196 1788" svg:viewBox="0 0 2197 1789">
          <text:p/>
        </draw:connector>
        <draw:custom-shape draw:style-name="gr10" draw:text-style-name="P1" draw:layer="layout" svg:width="0.842cm" svg:height="1.012cm" svg:x="10.826cm" svg:y="8.808cm">
          <text:p><text:span text:style-name="T1">ө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42cm" svg:height="1.012cm" svg:x="11.949cm" svg:y="8.808cm">
          <text:p><text:span text:style-name="T1">ө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652cm" svg:height="0.918cm" svg:x="9.297cm" svg:y="7.742cm">
          <draw:text-box>
            <text:p><text:span text:style-name="T3">Genome</text:span></text:p>
          </draw:text-box>
        </draw:frame>
        <draw:connector draw:style-name="gr6" draw:text-style-name="P1" draw:layer="layout" draw:type="line" svg:x1="11.471cm" svg:y1="2.376cm" svg:x2="9.181cm" svg:y2="2.375cm" draw:start-shape="id1" draw:start-glue-point="7" svg:d="M11471 2376l-2290-1" svg:viewBox="0 0 2291 2">
          <text:p/>
        </draw:connector>
        <draw:custom-shape draw:style-name="gr10" draw:text-style-name="P1" draw:layer="layout" svg:width="0.842cm" svg:height="1.012cm" svg:x="8.58cm" svg:y="8.808cm">
          <text:p><text:span text:style-name="T1">ө</text:span><text:span text:style-name="T2">0</text:span></text:p>
          <draw:enhanced-geometry svg:viewBox="0 0 21600 21600" draw:type="rectangle" draw:enhanced-path="M 0 0 L 21600 0 21600 21600 0 21600 0 0 Z N"/>
        </draw:custom-shape>
        <draw:frame draw:style-name="gr13" draw:layer="layout" svg:width="1.116cm" svg:height="1.095cm" svg:x="9.85cm" svg:y="2.363cm">
          <draw:text-box>
            <text:p><text:span text:style-name="T1">ө</text:span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34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28T15:11:20</meta:creation-date>
    <dc:date>2014-11-26T19:45:47.431635318</dc:date>
    <dc:creator>falense </dc:creator>
    <meta:editing-duration>PT8M17S</meta:editing-duration>
    <meta:editing-cycles>5</meta:editing-cycles>
    <meta:generator>LibreOffice/4.2.7.2$Linux_X86_64 LibreOffice_project/420m0$Build-2</meta:generator>
    <meta:document-statistic meta:object-count="24"/>
  </office:meta>
</office:document-meta>
</file>